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paragraph-rsid="000af110"/>
    </style:style>
    <style:style style:name="P2" style:family="paragraph" style:parent-style-name="Heading_20_1">
      <style:paragraph-properties fo:text-align="start" style:justify-single-word="false"/>
      <style:text-properties fo:font-size="12pt" fo:font-weight="normal" officeooo:paragraph-rsid="000af110" style:font-size-asian="12pt" style:font-weight-asian="normal" style:font-size-complex="12pt" style:font-weight-complex="normal"/>
    </style:style>
    <style:style style:name="P3" style:family="paragraph" style:parent-style-name="Text_20_body">
      <style:paragraph-properties fo:text-align="start" style:justify-single-word="false"/>
      <style:text-properties fo:font-size="12pt" fo:font-weight="normal" officeooo:rsid="000af110" officeooo:paragraph-rsid="000af110" style:font-size-asian="12pt" style:font-weight-asian="normal" style:font-size-complex="12pt" style:font-weight-complex="normal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Heading_20_2">
      <style:text-properties officeooo:paragraph-rsid="000af110"/>
    </style:style>
    <style:style style:name="P12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13" style:family="paragraph" style:parent-style-name="Preformatted_20_Text">
      <style:paragraph-properties style:writing-mode="lr-tb"/>
    </style:style>
    <style:style style:name="P14" style:family="paragraph" style:parent-style-name="Preformatted_20_Text">
      <style:paragraph-properties fo:margin-top="0in" fo:margin-bottom="0.1965in" style:contextual-spacing="false" style:writing-mode="lr-tb"/>
    </style:style>
    <style:style style:name="P15" style:family="paragraph" style:parent-style-name="Text_20_body" style:list-style-name="L8"/>
    <style:style style:name="P16" style:family="paragraph" style:parent-style-name="Text_20_body" style:list-style-name="L9"/>
    <style:style style:name="P17" style:family="paragraph" style:parent-style-name="Text_20_body" style:list-style-name="L10"/>
    <style:style style:name="T1" style:family="text">
      <style:text-properties officeooo:rsid="000af11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GPS Position Tracking and Data Visualization Using IoT Technologies : <text:span text:style-name="T1">BestPos</text:span></text:h>
      <text:h text:style-name="P1" text:outline-level="1"/>
      <text:h text:style-name="P2" text:outline-level="1"><text:span text:style-name="T1">Ahmed rayen thabet</text:span></text:h>
      <text:p text:style-name="P3">Adem ben romdhane</text:p>
      <text:p text:style-name="P3">jasser lafi</text:p>
      <text:h text:style-name="Heading_20_2" text:outline-level="2">1. Introduction</text:h>
      <text:p text:style-name="Text_20_body">The goal of this project is to design and implement an IoT-based positioning system that collects geographic location data, improves its accuracy using signal processing techniques, and visualizes the results in real time.</text:p>
      <text:p text:style-name="Text_20_body">The system combines <text:span text:style-name="Strong_20_Emphasis">mobile GPS data</text:span>, <text:span text:style-name="Strong_20_Emphasis">edge processing using an ESP32</text:span>, and <text:span text:style-name="Strong_20_Emphasis">cloud-based data storage and visualization</text:span>. The main challenge addressed in this work is improving the reliability of GPS positioning, especially in environments where signal quality may fluctuate.</text:p>
      <text:h text:style-name="Heading_20_2" text:outline-level="2">2. System Architecture</text:h>
      <text:p text:style-name="Text_20_body">The system is composed of five main components:</text:p>
      <text:list text:style-name="L1">
        <text:list-item>
          <text:p text:style-name="P4"><text:span text:style-name="Strong_20_Emphasis">Mobile Device (Phone)</text:span></text:p>
        </text:list-item>
        <text:list-item>
          <text:p text:style-name="P4"><text:span text:style-name="Strong_20_Emphasis">ESP32 Microcontroller</text:span></text:p>
        </text:list-item>
        <text:list-item>
          <text:p text:style-name="P4"><text:span text:style-name="Strong_20_Emphasis">MQTT Broker (Mosquitto)</text:span></text:p>
        </text:list-item>
        <text:list-item>
          <text:p text:style-name="P4"><text:span text:style-name="Strong_20_Emphasis">Time-Series Database (InfluxDB)</text:span></text:p>
        </text:list-item>
        <text:list-item>
          <text:p text:style-name="P4"><text:span text:style-name="Strong_20_Emphasis">Visualization Platform (Grafana)</text:span></text:p>
        </text:list-item>
      </text:list>
      <text:h text:style-name="Heading_20_3" text:outline-level="3">2.1 Data Flow</text:h>
      <text:list text:style-name="L2">
        <text:list-item>
          <text:p text:style-name="P5">The mobile phone provides raw GPS data (latitude, longitude, altitude).</text:p>
        </text:list-item>
        <text:list-item>
          <text:p text:style-name="P5">The ESP32 receives this data and performs local processing.</text:p>
        </text:list-item>
        <text:list-item>
          <text:p text:style-name="P5">A Kalman filter is applied to improve the accuracy of the position.</text:p>
        </text:list-item>
        <text:list-item>
          <text:p text:style-name="P5">The filtered data is published to an MQTT broker.</text:p>
        </text:list-item>
        <text:list-item>
          <text:p text:style-name="P5">Telegraf subscribes to MQTT topics and writes the data to InfluxDB.</text:p>
        </text:list-item>
        <text:list-item>
          <text:p text:style-name="P5">Grafana queries the database and displays the position on a map.</text:p>
        </text:list-item>
      </text:list>
      <text:p text:style-name="Text_20_body"><text:soft-page-break/></text:p>
      <text:p text:style-name="Text_20_body"/>
      <text:p text:style-name="Text_20_body"/>
      <text:p text:style-name="Text_20_body"/>
      <text:h text:style-name="Heading_20_2" text:outline-level="2">3. Hardware Used</text:h>
      <text:list text:style-name="L3">
        <text:list-item>
          <text:p text:style-name="P6"><text:span text:style-name="Strong_20_Emphasis">ESP32 development board</text:span></text:p>
        </text:list-item>
        <text:list-item>
          <text:p text:style-name="P6"><text:span text:style-name="Strong_20_Emphasis">Mobile phone with GPS and Wi-Fi</text:span></text:p>
        </text:list-item>
        <text:list-item>
          <text:p text:style-name="P6"><text:span text:style-name="Strong_20_Emphasis">Wi-Fi access point</text:span></text:p>
        </text:list-item>
        <text:list-item>
          <text:p text:style-name="P6"><text:span text:style-name="Strong_20_Emphasis">Local server (Docker-based services)</text:span></text:p>
        </text:list-item>
      </text:list>
      <text:p text:style-name="Text_20_body">The ESP32 was selected due to its built-in Wi-Fi capability, low power consumption, and suitability for edge computing tasks.</text:p>
      <text:h text:style-name="Heading_20_2" text:outline-level="2">4. Software and Technologies</text:h>
      <text:h text:style-name="Heading_20_3" text:outline-level="3">4.1 Communication</text:h>
      <text:list text:style-name="L4">
        <text:list-item>
          <text:p text:style-name="P7"><text:span text:style-name="Strong_20_Emphasis">MQTT (Mosquitto broker)</text:span><text:line-break/>Used as a lightweight and reliable communication protocol for IoT devices.</text:p>
        </text:list-item>
      </text:list>
      <text:h text:style-name="Heading_20_3" text:outline-level="3">4.2 Data Collection and Processing</text:h>
      <text:list text:style-name="L5">
        <text:list-item>
          <text:p text:style-name="P8"><text:span text:style-name="Strong_20_Emphasis">Telegraf</text:span><text:line-break/>Subscribes to MQTT topics and converts incoming JSON data into InfluxDB measurements.</text:p>
        </text:list-item>
        <text:list-item>
          <text:p text:style-name="P8"><text:span text:style-name="Strong_20_Emphasis">InfluxDB</text:span><text:line-break/>Stores time-series data such as GPS coordinates with timestamps.</text:p>
        </text:list-item>
      </text:list>
      <text:h text:style-name="Heading_20_3" text:outline-level="3">4.3 Visualization</text:h>
      <text:list text:style-name="L6">
        <text:list-item>
          <text:p text:style-name="P9"><text:span text:style-name="Strong_20_Emphasis">Grafana</text:span><text:line-break/>Used to visualize geographic positions on a map using the Geomap panel.</text:p>
        </text:list-item>
      </text:list>
      <text:h text:style-name="Heading_20_2" text:outline-level="2">5. Position Accuracy Improvement</text:h>
      <text:h text:style-name="Heading_20_3" text:outline-level="3">5.1 Kalman Filtering</text:h>
      <text:p text:style-name="Text_20_body">To improve GPS accuracy, a <text:span text:style-name="Strong_20_Emphasis">Kalman filter</text:span> was implemented on the ESP32.<text:line-break/>The filter reduces noise by combining:</text:p>
      <text:list text:style-name="L7">
        <text:list-item>
          <text:p text:style-name="P10">Raw GPS measurements from the phone</text:p>
        </text:list-item>
        <text:list-item>
          <text:p text:style-name="P10">Environmental information inferred from nearby Wi-Fi signals</text:p>
        </text:list-item>
      </text:list>
      <text:p text:style-name="Text_20_body"><text:soft-page-break/>This approach helps estimate the device position more accurately between GPS updates.</text:p>
      <text:h text:style-name="Heading_20_3" text:outline-level="3">5.2 Wi-Fi Assisted Estimation</text:h>
      <text:p text:style-name="Text_20_body">The ESP32 scans nearby Wi-Fi networks and uses the average signal strength (RSSI) to dynamically adjust the Kalman filter parameters. Strong Wi-Fi signals indicate stable conditions, while weaker signals increase the filtering effect.</text:p>
      <text:p text:style-name="Text_20_body"/>
      <text:p text:style-name="Text_20_body"/>
      <text:p text:style-name="Text_20_body"/>
      <text:h text:style-name="P11" text:outline-level="2">6. Data Format and MQTT Publishing</text:h>
      <text:p text:style-name="Text_20_body">Filtered data is published in JSON format:</text:p>
      <text:p text:style-name="P12"><text:span text:style-name="Source_20_Text">{</text:span></text:p>
      <text:p text:style-name="P13"><text:span text:style-name="Source_20_Text"><text:s text:c="2"/>"id": "person1",</text:span></text:p>
      <text:p text:style-name="P13"><text:span text:style-name="Source_20_Text"><text:s text:c="2"/>"lat": 35.806742,</text:span></text:p>
      <text:p text:style-name="P13"><text:span text:style-name="Source_20_Text"><text:s text:c="2"/>"lon": 10.607441,</text:span></text:p>
      <text:p text:style-name="P13"><text:span text:style-name="Source_20_Text"><text:s text:c="2"/>"alt": 99.8,</text:span></text:p>
      <text:p text:style-name="P13"><text:span text:style-name="Source_20_Text"><text:s text:c="2"/>"wifi_rssi": -54</text:span></text:p>
      <text:p text:style-name="P14"><text:span text:style-name="Source_20_Text">}</text:span></text:p>
      <text:p text:style-name="Text_20_body">Each message represents the estimated position at a specific time.</text:p>
      <text:h text:style-name="Heading_20_2" text:outline-level="2">7. Database Design</text:h>
      <text:list text:style-name="L8">
        <text:list-item>
          <text:p text:style-name="P15"><text:span text:style-name="Strong_20_Emphasis">Measurement:</text:span> <text:span text:style-name="Source_20_Text">gps_position</text:span></text:p>
        </text:list-item>
        <text:list-item>
          <text:p text:style-name="P15"><text:span text:style-name="Strong_20_Emphasis">Tags:</text:span> <text:span text:style-name="Source_20_Text">id</text:span>, <text:span text:style-name="Source_20_Text">topic</text:span>, <text:span text:style-name="Source_20_Text">host</text:span></text:p>
        </text:list-item>
        <text:list-item>
          <text:p text:style-name="P15"><text:span text:style-name="Strong_20_Emphasis">Fields:</text:span> <text:span text:style-name="Source_20_Text">lat</text:span>, <text:span text:style-name="Source_20_Text">lon</text:span>, <text:span text:style-name="Source_20_Text">alt</text:span>, <text:span text:style-name="Source_20_Text">wifi_rssi</text:span></text:p>
        </text:list-item>
      </text:list>
      <text:p text:style-name="Text_20_body">This structure allows efficient querying and real-time visualization.</text:p>
      <text:h text:style-name="Heading_20_2" text:outline-level="2">8. Visualization in Grafana</text:h>
      <text:p text:style-name="Text_20_body">Grafana connects directly to InfluxDB and uses <text:span text:style-name="Strong_20_Emphasis">Flux queries</text:span> to retrieve the most recent position data.<text:line-break/>The Geomap panel is configured to display latitude and longitude as map coordinates, allowing real-time tracking of the device.</text:p>
      <text:h text:style-name="Heading_20_2" text:outline-level="2">9. Results and Discussion</text:h>
      <text:p text:style-name="Text_20_body">The system successfully:</text:p>
      <text:list text:style-name="L9">
        <text:list-item>
          <text:p text:style-name="P16">Collects GPS data continuously</text:p>
        </text:list-item>
        <text:list-item>
          <text:p text:style-name="P16">Improves location stability using Kalman filtering</text:p>
        </text:list-item>
        <text:list-item>
          <text:p text:style-name="P16"><text:soft-page-break/>Stores data efficiently in a time-series database</text:p>
        </text:list-item>
        <text:list-item>
          <text:p text:style-name="P16">Displays real-time positions on a map</text:p>
        </text:list-item>
      </text:list>
      <text:p text:style-name="Text_20_body">The results show smoother and more consistent movement compared to raw GPS data alone.</text:p>
      <text:h text:style-name="Heading_20_2" text:outline-level="2">10. Conclusion</text:h>
      <text:p text:style-name="Text_20_body">This project demonstrates how IoT technologies can be combined to build a complete positioning system, from data acquisition to visualization. Edge processing using the ESP32 reduces noise before data transmission, improving overall system performance.</text:p>
      <text:p text:style-name="Text_20_body">Future improvements could include:</text:p>
      <text:list text:style-name="L10">
        <text:list-item>
          <text:p text:style-name="P17">Sensor fusion with accelerometers</text:p>
        </text:list-item>
        <text:list-item>
          <text:p text:style-name="P17">Multi-device tracking</text:p>
        </text:list-item>
        <text:list-item>
          <text:p text:style-name="P17">Power optimization for mobile use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8T12:33:02.363123483</meta:creation-date>
    <dc:date>2025-12-18T12:37:46.719287594</dc:date>
    <meta:editing-duration>PT4M45S</meta:editing-duration>
    <meta:editing-cycles>1</meta:editing-cycles>
    <meta:document-statistic meta:table-count="0" meta:image-count="0" meta:object-count="0" meta:page-count="4" meta:paragraph-count="73" meta:word-count="593" meta:character-count="3894" meta:non-whitespace-character-count="3395"/>
    <meta:generator>LibreOffice/25.2.7.2$Linux_X86_64 LibreOffice_project/520$Build-2</meta:generator>
  </office:meta>
</office:document-meta>
</file>